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textarea-horizontal-align="center" fo:min-height="4.632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outline1">
      <style:graphic-properties fo:min-height="0.101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Two_20_columns-subtitle">
      <style:graphic-properties draw:fill-color="#ffffff" fo:min-height="9.535cm" loext:decorative="false"/>
      <style:paragraph-properties style:writing-mode="lr-tb"/>
    </style:style>
    <style:style style:name="pr10" style:family="presentation" style:parent-style-name="Two_20_columns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Two_20_columns-outline1">
      <style:graphic-properties fo:min-height="9.13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left="0cm" fo:margin-right="0cm" fo:margin-top="0.42cm" fo:margin-bottom="0.35cm" fo:text-align="start" fo:text-indent="0cm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6.27cm" svg:height="4.632cm" svg:x="1.035cm" svg:y="1.083cm" presentation:class="title" presentation:user-transformed="true">
          <draw:text-box>
            <text:p text:style-name="P1">Информационная безопасность<text:line-break/>Защита данных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text-style-name="P3" draw:layer="layout" svg:width="25.2cm" svg:height="9.134cm" svg:x="1.4cm" svg:y="3.585cm" presentation:class="outline" presentation:user-transformed="true">
          <draw:text-box>
            <text:list text:style-name="L2">
              <text:list-item>
                <text:p><text:span text:style-name="T1">Защита информации - это обеспечение целостности, конфиденциальности, доступности информации.</text:span></text:p>
                <text:p><text:span text:style-name="T1">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text-style-name="P3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Целостность информации - это состояние информации, при котором она либо остается неизменной, либо изменения осуществляются только теми, кто имеет на это право. </text:span></text:p>
              </text:list-item>
              <text:list-item>
                <text:p text:style-name="P4"><text:span text:style-name="T1">Конфиденциальность информации - это состояние информации, при котором доступ к ней имеют только те, кто обладает соответствующими правами доступа. </text:span></text:p>
              </text:list-item>
              <text:list-item>
                <text:p text:style-name="P4"><text:span text:style-name="T1">Доступность информации <text:s/>- это состояние информации , при котором обладающие необходимыми правами доступа могут их беспрепятственно реализовать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Основные угрозы</text:p>
          </draw:text-box>
        </draw:frame>
        <draw:frame presentation:style-name="pr9" draw:text-style-name="P2" draw:layer="layout" svg:width="25.2cm" svg:height="9.535cm" svg:x="1.4cm" svg:y="3.485cm" presentation:class="subtitle" presentation:user-transformed="true">
          <draw:text-box>
            <text:p text:style-name="P4"><text:span text:style-name="T2">Фишинг: Поддельные письма и сайты, которые маскируются под легитимные (банки, соцсети), чтобы вы украли ваши логины и пароли.</text:span></text:p>
            <text:p text:style-name="P4"><text:span text:style-name="T2">Вредоносное ПО (Вирусы, трояны, ransomware): Программы, которые крадут данные, шифруют файлы и требуют выкуп.</text:span></text:p>
            <text:p text:style-name="P5"><text:span text:style-name="T2">Утечки данных с сайтов: Взлом даже крупных и известных сервисов, в результате чего логины и пароли миллионов пользователей оказываются в открытом доступе.</text:span></text:p>
            <text:p text:style-name="P4"><text:span text:style-name="T2">Кража паролей: Использование простых паролей или одного пароля на всех сервисах.</text:span></text:p>
            <text:p text:style-name="P4"><text:span text:style-name="T2">Социальная инженерия: Манипулирование людьми для разглашения конфиденциальной информации (звонок «из банка», «из техподдержки»)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Способы защиты</text:p>
          </draw:text-box>
        </draw:frame>
        <draw:frame presentation:style-name="pr11" draw:text-style-name="P6" draw:layer="layout" svg:width="25.2cm" svg:height="9.134cm" svg:x="1.4cm" svg:y="3.685cm" presentation:class="outline">
          <draw:text-box>
            <text:list text:style-name="L2">
              <text:list-item>
                <text:p text:style-name="P4"><text:span text:style-name="T4">Пароли: Используйте уникальные сложные пароли для каждого важного сервиса.</text:span></text:p>
              </text:list-item>
              <text:list-item>
                <text:p text:style-name="P4"><text:span text:style-name="T4">Двухфакторная аутентификация (2FA): Всегда включайте ее везде, где это возможно</text:span></text:p>
              </text:list-item>
              <text:list-item>
                <text:p text:style-name="P4"><text:span text:style-name="T4">Осторожность с фишингом: Не переходите по подозрительным ссылкам в письмах и сообщениях. Вручную вводите адрес сайта банка в браузере.</text:span></text:p>
              </text:list-item>
              <text:list-item>
                <text:p text:style-name="P4"><text:span text:style-name="T4">Обновления: Регулярно обновляйте операционные системы и приложения. Многие обновления содержат «заплатки» для критических уязвимостей.</text:span></text:p>
              </text:list-item>
              <text:list-item>
                <text:p text:style-name="P4"><text:span text:style-name="T4">Резервные копии: Регулярно создавайте бэкапы важных данных на внешний жесткий диск или в облако.</text:span></text:p>
              </text:list-item>
              <text:list-item>
                <text:p text:style-name="P4"><text:span text:style-name="T4">«Думайте, прежде чем кликнуть»: Это золотое правило. Всегда спрашивайте себя: «Кому это выгодно?», «Зачем они запрашивают эту информацию?»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Безопасность данных и ИИ</text:p>
          </draw:text-box>
        </draw:frame>
        <draw:frame presentation:style-name="pr11" draw:layer="layout" svg:width="25.2cm" svg:height="9.134cm" svg:x="1.4cm" svg:y="3.685cm" presentation:class="outline">
          <draw:text-box>
            <text:list text:style-name="L2">
              <text:list-item>
                <text:p>- передавайте ии персональные данные</text:p>
              </text:list-item>
              <text:list-item>
                <text:p>- ограничте доступ ии к файлам на вешей системе</text:p>
              </text:list-item>
              <text:list-item>
                <text:p>- Не передвайте ии коммерческие данные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06:32:45.830108000</meta:creation-date>
    <dc:description>This work is licensed under a Creative Commons 0 License.
It makes use of the works of Mateus Machado Luna.</dc:description>
    <meta:generator>LibreOffice/25.8.0.4$Linux_X86_64 LibreOffice_project/48f00303701489684e67c38c28aff00cd5929e67</meta:generator>
    <dc:title>Portfolio</dc:title>
    <meta:editing-duration>PT12M10S</meta:editing-duration>
    <meta:editing-cycles>3</meta:editing-cycles>
    <dc:date>2025-08-23T09:18:38.592823693</dc:date>
    <meta:document-statistic meta:object-count="80"/>
  </office:meta>
</office:document-meta>
</file>